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e6e6e6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07cm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7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.767cm" svg:height="10cm" svg:x="8.589cm" svg:y="3.86cm">
            <text:p/>
          </draw:rect>
          <draw:g>
            <draw:g>
              <draw:g>
                <draw:g>
                  <draw:custom-shape draw:style-name="gr2" draw:text-style-name="P1" draw:layer="layout" svg:width="0.683cm" svg:height="0.682cm" svg:x="8.869cm" svg:y="9.1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2" draw:text-style-name="P1" draw:layer="layout" svg:width="0.683cm" svg:height="0.682cm" svg:x="8.869cm" svg:y="11.083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rect draw:style-name="gr1" draw:text-style-name="P1" draw:layer="layout" svg:width="0.683cm" svg:height="2.021cm" svg:x="8.869cm" svg:y="9.444cm">
                    <text:p/>
                  </draw:rect>
                  <draw:rect draw:style-name="gr3" draw:text-style-name="P1" draw:layer="layout" svg:width="0.611cm" svg:height="0.1cm" svg:x="8.909cm" svg:y="11.395cm">
                    <text:p/>
                  </draw:rect>
                  <draw:rect draw:style-name="gr3" draw:text-style-name="P1" draw:layer="layout" svg:width="0.611cm" svg:height="0.1cm" svg:x="8.909cm" svg:y="9.421cm">
                    <text:p/>
                  </draw:rect>
                </draw:g>
                <draw:g>
                  <draw:g>
                    <draw:custom-shape draw:style-name="gr4" draw:text-style-name="P1" draw:layer="layout" svg:width="0.5cm" svg:height="0.5cm" svg:x="8.96cm" svg:y="9.20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4" draw:text-style-name="P1" draw:layer="layout" svg:width="0.2cm" svg:height="0.2cm" svg:x="9.107cm" svg:y="9.368cm">
                      <text:p/>
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</draw:custom-shape>
                  </draw:g>
                  <draw:g>
                    <draw:custom-shape draw:style-name="gr4" draw:text-style-name="P1" draw:layer="layout" svg:width="0.5cm" svg:height="0.5cm" svg:x="8.939cm" svg:y="9.70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4" draw:text-style-name="P1" draw:layer="layout" svg:width="0.2cm" svg:height="0.2cm" svg:x="9.086cm" svg:y="9.868cm">
                      <text:p/>
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</draw:custom-shape>
                  </draw:g>
                  <draw:g>
                    <draw:custom-shape draw:style-name="gr4" draw:text-style-name="P1" draw:layer="layout" svg:width="0.5cm" svg:height="0.5cm" svg:x="8.939cm" svg:y="10.20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4" draw:text-style-name="P1" draw:layer="layout" svg:width="0.2cm" svg:height="0.2cm" svg:x="9.086cm" svg:y="10.368cm">
                      <text:p/>
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</draw:custom-shape>
                  </draw:g>
                  <draw:g>
                    <draw:custom-shape draw:style-name="gr4" draw:text-style-name="P1" draw:layer="layout" svg:width="0.5cm" svg:height="0.5cm" svg:x="8.939cm" svg:y="10.70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4" draw:text-style-name="P1" draw:layer="layout" svg:width="0.2cm" svg:height="0.2cm" svg:x="9.086cm" svg:y="10.868cm">
                      <text:p/>
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</draw:custom-shape>
                  </draw:g>
                  <draw:g>
                    <draw:custom-shape draw:style-name="gr4" draw:text-style-name="P1" draw:layer="layout" svg:width="0.5cm" svg:height="0.5cm" svg:x="8.939cm" svg:y="11.20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4" draw:text-style-name="P1" draw:layer="layout" svg:width="0.2cm" svg:height="0.2cm" svg:x="9.086cm" svg:y="11.368cm">
                      <text:p/>
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</draw:custom-shape>
                  </draw:g>
                </draw:g>
              </draw:g>
              <draw:custom-shape draw:style-name="gr2" draw:text-style-name="P1" draw:layer="layout" svg:width="0.082cm" svg:height="0.082cm" svg:x="8.703cm" svg:y="9.4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082cm" svg:height="0.082cm" svg:x="8.703cm" svg:y="9.9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082cm" svg:height="0.082cm" svg:x="8.703cm" svg:y="10.4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082cm" svg:height="0.082cm" svg:x="8.703cm" svg:y="10.8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082cm" svg:height="0.082cm" svg:x="8.703cm" svg:y="11.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2" draw:layer="layout" svg:width="1.302cm" svg:height="0.557cm" svg:x="9.386cm" svg:y="9.676cm">
              <draw:text-box>
                <text:p text:style-name="P2">OUT1</text:p>
              </draw:text-box>
            </draw:frame>
            <draw:frame draw:style-name="gr5" draw:text-style-name="P2" draw:layer="layout" svg:width="1.116cm" svg:height="0.557cm" svg:x="9.424cm" svg:y="9.203cm">
              <draw:text-box>
                <text:p text:style-name="P2">IN1</text:p>
              </draw:text-box>
            </draw:frame>
            <draw:frame draw:style-name="gr5" draw:text-style-name="P2" draw:layer="layout" svg:width="1.364cm" svg:height="0.557cm" svg:x="9.365cm" svg:y="10.172cm">
              <draw:text-box>
                <text:p text:style-name="P2">OUT2</text:p>
              </draw:text-box>
            </draw:frame>
            <draw:frame draw:style-name="gr5" draw:text-style-name="P2" draw:layer="layout" svg:width="1.364cm" svg:height="0.819cm" svg:x="9.365cm" svg:y="10.545cm">
              <draw:text-box>
                <text:p text:style-name="P2">ADC</text:p>
                <text:p text:style-name="P2">TRIG</text:p>
              </draw:text-box>
            </draw:frame>
            <draw:frame draw:style-name="gr5" draw:text-style-name="P2" draw:layer="layout" svg:width="1.364cm" svg:height="0.819cm" svg:x="9.365cm" svg:y="11.134cm">
              <draw:text-box>
                <text:p text:style-name="P2">ADC</text:p>
                <text:p text:style-name="P2">TRIG</text:p>
              </draw:text-box>
            </draw:frame>
          </draw:g>
          <draw:custom-shape draw:style-name="gr6" draw:text-style-name="P1" draw:layer="layout" svg:width="0.971cm" svg:height="0.455cm" svg:x="8.91cm" svg:y="13.249cm">
            <text:p/>
            <draw:enhanced-geometry svg:viewBox="0 0 21600 21600" draw:path-stretchpoint-x="10800" draw:path-stretchpoint-y="10800" draw:text-areas="?f3 ?f4 ?f5 ?f6" draw:type="round-rectangle" draw:modifiers="8222.256331542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434cm" svg:height="0.434cm" svg:x="9.157cm" svg:y="1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7cm" svg:y="8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8cm" svg:y="8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7cm" svg:y="8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8cm" svg:y="7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7cm" svg:y="7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8cm" svg:y="7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7cm" svg:y="7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8cm" svg:y="7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7cm" svg:y="6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8cm" svg:y="6.5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7cm" svg:y="6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8cm" svg:y="6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7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8cm" svg:y="5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083cm" svg:height="0.083cm" svg:x="8.807cm" svg:y="5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971cm" svg:height="0.455cm" svg:x="8.911cm" svg:y="4.103cm">
            <text:p/>
            <draw:enhanced-geometry svg:viewBox="0 0 21600 21600" draw:path-stretchpoint-x="10800" draw:path-stretchpoint-y="10800" draw:text-areas="?f3 ?f4 ?f5 ?f6" draw:type="round-rectangle" draw:modifiers="8222.256331542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434cm" svg:height="0.434cm" svg:x="9.158cm" svg:y="4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7" draw:text-style-name="P1" draw:layer="layout" svg:width="1.694cm" svg:height="2.004cm" draw:transform="rotate (3.1415926535892) translate (9.156cm 11.472cm)" svg:viewBox="0 0 1695 2005" draw:points="20,-20939 1695,-20939 1695,-22944 0,-22944 20,-2294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20T08:06:20.93</meta:creation-date>
    <dc:date>2011-07-20T10:39:23.23</dc:date>
    <meta:editing-duration>PT00H30M45S</meta:editing-duration>
    <meta:editing-cycles>2</meta:editing-cycles>
    <meta:generator>OpenOffice.org/3.1$Win32 OpenOffice.org_project/310m19$Build-9420</meta:generator>
    <meta:document-statistic meta:object-count="57"/>
  </office:meta>
</office:document-meta>
</file>